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8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style:vertical-align="middle"/>
      <style:text-properties fo:color="#000000"/>
    </style:style>
    <style:style style:name="ce166" style:family="table-cell" style:parent-style-name="Default">
      <style:table-cell-properties fo:background-color="transparent" style:vertical-align="middle"/>
      <style:text-properties fo:color="#000080"/>
    </style:style>
    <style:style style:name="ce167" style:family="table-cell" style:parent-style-name="Default">
      <style:text-properties fo:color="#000080"/>
    </style:style>
    <style:style style:name="ce168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73">
            <text:p>73</text:p>
          </table:table-cell>
          <table:table-cell table:style-name="ce150" table:formula="of:=COUNTIF([.L$7:.L$732];[.$J2])" office:value-type="float" office:value="73">
            <text:p>73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7">
            <text:p>7</text:p>
          </table:table-cell>
          <table:table-cell table:style-name="ce150" table:formula="of:=COUNTIF([.L$7:.L$732];[.$J3])" office:value-type="float" office:value="7">
            <text:p>7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1">
            <text:p>1</text:p>
          </table:table-cell>
          <table:table-cell table:style-name="ce150" table:formula="of:=COUNTIF([.L$7:.L$732];[.$J5])" office:value-type="float" office:value="1">
            <text:p>1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progress finished, exit the </text:span><text:span text:style-name="T5">app 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authenticate </text:span><text:span text:style-name="T19">screen is displayed </text:span><text:span text:style-name="T19">with empty user and 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News</text:span></text:p>
            <text:p><text:span text:style-name="T8">- Touch on Settings button and change </text:span><text:span text:style-name="T8">languge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Documents</text:span></text:p>
            <text:p><text:span text:style-name="T8">- Touch on Settings 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Apps</text:span></text:p>
            <text:p><text:span text:style-name="T8">- Touch on Settings 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more applications</text:span></text:p>
            <text:p><text:span text:style-name="T14">- 1st : Current user avatar and full name </text:span><text:span text:style-name="T14">will be shown on top of application </text:span><text:span text:style-name="T14">navigation</text:span></text:p>
            <text:p><text:span text:style-name="T14">- 2nd : News</text:span></text:p>
            <text:p><text:span text:style-name="T14">- 3rd: 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<text:span text:style-name="T12">- All tab names have Gadgets will be </text:span><text:span text:style-name="T12">displayed </text:span></text:p>
            <text:p><text:span text:style-name="T12">- The empty tabs will no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3" office:value-type="string">
            <text:p>TESTVN-5680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gadget into tabs on PLF 3.0 </text:span><text:span text:style-name="T5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3" office:value-type="string">
            <text:p>TESTVN-5680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8"/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ashboard] application on </text:span><text:span text:style-name="T5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8" office:value-type="string">
            <text:p><text:a xlink:href="https://jira.exoplatform.org/browse/TESTVN-5681">TESTVN-5681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] application on </text:span><text:span text:style-name="T5">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item with folder icon.</text:p>
          </table:table-cell>
          <table:table-cell table:style-name="ce137" office:value-type="string">
            <text:p><text:span text:style-name="T5">- An Activity indicator will show on the </text:span><text:span text:style-name="T5">navigation bar to indicate that items in the </text:span><text:span text:style-name="T5">folder are in the loading progress.</text:span></text:p>
            <text:p><text:span text:style-name="T5">- After loading progress finishes, items in </text:span><text:span text:style-name="T5">this folder will be showed.</text:span></text:p>
            <text:p><text:span text:style-name="T5">- Folder items will be showed with folder </text:span><text:span text:style-name="T5">icon.</text:span></text:p>
            <text:p><text:span text:style-name="T5">- File items will be showed with icon </text:span><text:span text:style-name="T5">suitable with file 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Add] button</text:span></text:p>
          </table:table-cell>
          <table:table-cell table:style-name="ce137" office:value-type="string">
            <text:p><text:span text:style-name="T5">- Come back to Documents 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do not </text:span><text:span text:style-name="T5">input data</text:span></text:p>
            <text:p><text:span text:style-name="T5">- Touch on 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13">- Alert message the characters do not </text:span><text:span text:style-name="T13">allowed </text:span></text:p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Cancel] 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OK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9" office:value-type="string">
            <text:p><text:a xlink:href="https://jira.exoplatform.org/browse/TESTVN-5713">TESTVN-5713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do not input name</text:span></text:p>
            <text:p><text:span text:style-name="T5">- Touch on 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any item in folder list</text:span></text:p>
            <text:p><text:span text:style-name="T12">- Sweep screen to back Folder 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8" office:value-type="string">
            <text:p><text:a xlink:href="https://jira.exoplatform.org/browse/TESTVN-5712">TESTVN-5712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action is affect, it has enable. </text:span><text:span text:style-name="T14">If it doesn't affect, it has 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ile/Folder and select [Delete] 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TESTVN-5717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select 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8" office:value-type="string">
            <text:p><text:a xlink:href="https://jira.exoplatform.org/browse/TESTVN-5714">TESTVN-5714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<text:s/>select [Move] action on it.</text:span></text:p>
            <text:p><text:span text:style-name="T5">- then touch on action button of another </text:span><text:span text:style-name="T5">folder and select [Paste] 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8" office:value-type="string">
            <text:p><text:a xlink:href="https://jira.exoplatform.org/browse/TESTVN-5714">TESTVN-5714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application on mobile device</text:span></text:p>
            <text:p><text:span text:style-name="T13">- Sign In with valid User name/Password</text:span></text:p>
            <text:p><text:span text:style-name="T13">- Touch on any post has no liker in activity </text:span><text:span text:style-name="T13">stream</text:span></text:p>
            <text:p><text:span text:style-name="T13">- Touch on 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Send] 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Take a Photo] button</text:span></text:p>
            <text:p><text:span text:style-name="T5">- Touch on [Done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Do not anything</text:span></text:p>
            <text:p><text:span text:style-name="T5">- Touch on [Send] 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14">- Touch on [Camera] icon on the top-right</text:span></text:p>
            <text:p><text:span text:style-name="T14">- Touch on [Take a Photo] button</text:span></text:p>
            <text:p><text:span text:style-name="T14">- Touch on [Done] button</text:span></text:p>
            <text:p><text:span text:style-name="T14">- After that, take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After that, select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  <text:p><text:span text:style-name="T5">- After that touch on [Unlike] icon of this </text:span><text:span text:style-name="T5">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Post will be shown with </text:span><text:span text:style-name="T5">comment and Like number (if 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Send</text:span></text:p>
            <text:p><text:span text:style-name="T5">- Touch on 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Do not input anything, touch on button </text:span><text:span text:style-name="T5">Send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Cancel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2"/>
          <table:table-cell table:style-name="ce154" office:value-type="string">
            <text:p>Update test case: private folder will be hidden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[Done] 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2"/>
          <table:table-cell table:style-name="ce154" office:value-type="string">
            <text:p>Update test case: private folder will be shown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Login with valid user name and </text:span><text:span text:style-name="T13">password</text:span></text:p>
            <text:p><text:span text:style-name="T13">- Go to [Settings]</text:span></text:p>
            <text:p><text:span text:style-name="T13">- Setting [Remember my filter] is OFF</text:span></text:p>
            <text:p><text:span text:style-name="T13">- Touch on [Done] button</text:span></text:p>
            <text:p><text:span text:style-name="T13">- Sign In with valid User name/Password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Sign out to application</text:span></text:p>
            <text:p><text:span text:style-name="T13">- Sign In with previous 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<text:span text:style-name="T13">- My Status tabs will be highlight after re-</text:span><text:span text:style-name="T13">login</text:span></text:p>
            <text:p><text:span text:style-name="T13">- 100 activities belong to My Status will be </text:span><text:span text:style-name="T13">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N/A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7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17:2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9-13T17:20:19</dc:date>
    <meta:editing-cycles>352</meta:editing-cycles>
    <meta:editing-duration>P3DT23H30M47S</meta:editing-duration>
    <dc:creator>exoplatform </dc:creator>
    <meta:document-statistic meta:table-count="4" meta:cell-count="1992" meta:object-count="1"/>
    <meta:user-defined meta:name="Info 1"/>
    <meta:user-defined meta:name="Info 2"/>
    <meta:user-defined meta:name="Info 3"/>
    <meta:user-defined meta:name="Info 4"/>
  </office:meta>
</office:document-meta>
</file>